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83cm"/>
    </style:style>
    <style:style style:name="co2" style:family="table-column">
      <style:table-column-properties fo:break-before="auto" style:column-width="3.373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99pt solid #000000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Folder name</text:p>
          </table:table-cell>
          <table:table-cell table:style-name="ce3" office:value-type="string" calcext:value-type="string">
            <text:p>Stor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w Poly Furniture</text:p>
          </table:table-cell>
          <table:table-cell office:value-type="string" calcext:value-type="string">
            <text:p>Low Poly Simple Furniture FREE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props/furniture/low-poly-simple-furniture-free-240197" xlink:type="simple">https://assetstore.unity.com/packages/3d/props/furniture/low-poly-simple-furniture-free-240197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wPolyDungeonsLite</text:p>
          </table:table-cell>
          <table:table-cell office:value-type="string" calcext:value-type="string">
            <text:p>Low Poly Dungeons Lite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environments/dungeons/low-poly-dungeons-lite-177937" xlink:type="simple">https://assetstore.unity.com/packages/3d/environments/dungeons/low-poly-dungeons-lite-177937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wPolyMedievalPropsLite</text:p>
          </table:table-cell>
          <table:table-cell office:value-type="string" calcext:value-type="string">
            <text:p>Low Poly Simple Medieval Props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props/low-poly-simple-medieval-props-258397" xlink:type="simple">https://assetstore.unity.com/packages/3d/props/low-poly-simple-medieval-props-258397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stomizable Skybox</text:p>
          </table:table-cell>
          <table:table-cell office:value-type="string" calcext:value-type="string">
            <text:p>Customizable skybox</text:p>
          </table:table-cell>
          <table:table-cell office:value-type="string" calcext:value-type="string">
            <text:p>Skybox Materia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2d/textures-materials/sky/customizable-skybox-174576" xlink:type="simple">https://assetstore.unity.com/packages/2d/textures-materials/sky/customizable-skybox-174576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.00.0000</text:date>, <text:time style:data-style-name="N2" text:time-value="03:13:23.645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9T03:14:16.612000000</dc:date>
    <meta:editing-duration>PT36M4S</meta:editing-duration>
    <meta:editing-cycles>4</meta:editing-cycles>
    <meta:generator>LibreOffice/7.2.2.2$Windows_X86_64 LibreOffice_project/02b2acce88a210515b4a5bb2e46cbfb63fe97d56</meta:generator>
    <meta:document-statistic meta:table-count="1" meta:cell-count="41" meta:object-count="0"/>
  </office:meta>
</office:document-meta>
</file>